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0.59mm"/>
    </style:style>
    <style:style style:name="co2" style:family="table-column">
      <style:table-column-properties fo:break-before="auto" style:column-width="32.7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9.88mm" svg:height="90.05mm" svg:x="174.16mm" svg:y="2.67mm">
            <draw:object draw:notify-on-update-of-ranges="Tabelle1.A6:Tabelle1.A13 Tabelle1.B5:Tabelle1.B5 Tabelle1.B6:Tabelle1.B13 Tabelle1.C5:Tabelle1.C5 Tabelle1.C6:Tabelle1.C13 Tabelle1.D5:Tabelle1.D5 Tabelle1.D6:Tabelle1.D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0.16mm" svg:height="90.05mm" svg:x="337.63mm" svg:y="5.84mm">
            <draw:object draw:notify-on-update-of-ranges="Tabelle1.A6:Tabelle1.A13 Tabelle1.B5:Tabelle1.B5 Tabelle1.B6:Tabelle1.B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0.16mm" svg:height="90.05mm" svg:x="167.31mm" svg:y="99.87mm">
            <draw:object draw:notify-on-update-of-ranges="Tabelle1.A6:Tabelle1.A13 Tabelle1.C5:Tabelle1.C5 Tabelle1.C6:Tabelle1.C1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89mm" svg:height="90.04mm" svg:x="333.77mm" svg:y="104.11mm">
            <draw:object draw:notify-on-update-of-ranges="Tabelle1.A6:Tabelle1.A13 Tabelle1.D5:Tabelle1.D5 Tabelle1.D6:Tabelle1.D1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(je 100 Versuche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Netztyp</text:p>
          </table:table-cell>
          <table:table-cell table:style-name="ce1" office:value-type="string" calcext:value-type="string">
            <text:p>SNV</text:p>
          </table:table-cell>
          <table:table-cell table:style-name="ce1" office:value-type="string" calcext:value-type="string">
            <text:p>BTA</text:p>
          </table:table-cell>
          <table:table-cell table:style-name="ce1" office:value-type="string" calcext:value-type="string">
            <text:p>VSM</text:p>
          </table:table-cell>
        </table:table-row>
        <table:table-row table:style-name="ro1">
          <table:table-cell office:value-type="string" calcext:value-type="string">
            <text:p>radial</text:p>
          </table:table-cell>
          <table:table-cell office:value-type="float" office:value="3.97074603085473" calcext:value-type="float">
            <text:p>3,97074603085473</text:p>
          </table:table-cell>
          <table:table-cell office:value-type="float" office:value="3.72499999999999" calcext:value-type="float">
            <text:p>3,72499999999999</text:p>
          </table:table-cell>
          <table:table-cell office:value-type="float" office:value="152.133768712591" calcext:value-type="float">
            <text:p>152,133768712591</text:p>
          </table:table-cell>
        </table:table-row>
        <table:table-row table:style-name="ro1">
          <table:table-cell office:value-type="string" calcext:value-type="string">
            <text:p>spider</text:p>
          </table:table-cell>
          <table:table-cell office:value-type="float" office:value="2.45601224322421" calcext:value-type="float">
            <text:p>2,45601224322421</text:p>
          </table:table-cell>
          <table:table-cell office:value-type="float" office:value="5.99299999999998" calcext:value-type="float">
            <text:p>5,99299999999998</text:p>
          </table:table-cell>
          <table:table-cell office:value-type="float" office:value="92.4074543251054" calcext:value-type="float">
            <text:p>92,4074543251054</text:p>
          </table:table-cell>
        </table:table-row>
        <table:table-row table:style-name="ro1">
          <table:table-cell office:value-type="string" calcext:value-type="string">
            <text:p>MST</text:p>
          </table:table-cell>
          <table:table-cell office:value-type="float" office:value="3.94806202432059" calcext:value-type="float">
            <text:p>3,94806202432059</text:p>
          </table:table-cell>
          <table:table-cell office:value-type="float" office:value="3.72499999999999" calcext:value-type="float">
            <text:p>3,72499999999999</text:p>
          </table:table-cell>
          <table:table-cell office:value-type="float" office:value="31.559511822636" calcext:value-type="float">
            <text:p>31,559511822636</text:p>
          </table:table-cell>
        </table:table-row>
        <table:table-row table:style-name="ro1">
          <table:table-cell office:value-type="string" calcext:value-type="string">
            <text:p>3connect</text:p>
          </table:table-cell>
          <table:table-cell office:value-type="float" office:value="2.69735342414419" calcext:value-type="float">
            <text:p>2,69735342414419</text:p>
          </table:table-cell>
          <table:table-cell office:value-type="float" office:value="7.16275000000004" calcext:value-type="float">
            <text:p>7,16275000000004</text:p>
          </table:table-cell>
          <table:table-cell office:value-type="float" office:value="20.7127799043125" calcext:value-type="float">
            <text:p>20,7127799043125</text:p>
          </table:table-cell>
        </table:table-row>
        <table:table-row table:style-name="ro1">
          <table:table-cell office:value-type="string" calcext:value-type="string">
            <text:p>4connect</text:p>
          </table:table-cell>
          <table:table-cell office:value-type="float" office:value="2.01883332426922" calcext:value-type="float">
            <text:p>2,01883332426922</text:p>
          </table:table-cell>
          <table:table-cell office:value-type="float" office:value="9.32150000000007" calcext:value-type="float">
            <text:p>9,32150000000007</text:p>
          </table:table-cell>
          <table:table-cell office:value-type="float" office:value="12.6186629357081" calcext:value-type="float">
            <text:p>12,6186629357081</text:p>
          </table:table-cell>
        </table:table-row>
        <table:table-row table:style-name="ro1">
          <table:table-cell office:value-type="string" calcext:value-type="string">
            <text:p>5connect</text:p>
          </table:table-cell>
          <table:table-cell office:value-type="float" office:value="1.74729258186724" calcext:value-type="float">
            <text:p>1,74729258186724</text:p>
          </table:table-cell>
          <table:table-cell office:value-type="float" office:value="11.4680000000001" calcext:value-type="float">
            <text:p>11,4680000000001</text:p>
          </table:table-cell>
          <table:table-cell office:value-type="float" office:value="9.28269489255143" calcext:value-type="float">
            <text:p>9,28269489255143</text:p>
          </table:table-cell>
        </table:table-row>
        <table:table-row table:style-name="ro1">
          <table:table-cell office:value-type="string" calcext:value-type="string">
            <text:p>tcRadial</text:p>
          </table:table-cell>
          <table:table-cell office:value-type="float" office:value="4.00855297987276" calcext:value-type="float">
            <text:p>4,00855297987276</text:p>
          </table:table-cell>
          <table:table-cell office:value-type="float" office:value="3.8" calcext:value-type="float">
            <text:p>3,8</text:p>
          </table:table-cell>
          <table:table-cell office:value-type="float" office:value="172.290511174509" calcext:value-type="float">
            <text:p>172,290511174509</text:p>
          </table:table-cell>
        </table:table-row>
        <table:table-row table:style-name="ro1">
          <table:table-cell office:value-type="string" calcext:value-type="string">
            <text:p>tcSpider</text:p>
          </table:table-cell>
          <table:table-cell office:value-type="float" office:value="2.53337694815327" calcext:value-type="float">
            <text:p>2,53337694815327</text:p>
          </table:table-cell>
          <table:table-cell office:value-type="float" office:value="6.03749999999998" calcext:value-type="float">
            <text:p>6,03749999999998</text:p>
          </table:table-cell>
          <table:table-cell office:value-type="float" office:value="72.587723664289" calcext:value-type="float">
            <text:p>72,5877236642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5">00/00/0000</text:date>, <text:time style:data-style-name="N2" text:time-value="18:28:23.38419159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05T17:41:03.951569232</meta:creation-date>
    <meta:generator>LibreOffice/6.0.3.2$Linux_X86_64 LibreOffice_project/00m0$Build-2</meta:generator>
    <dc:date>2023-03-05T18:02:09.811034869</dc:date>
    <meta:editing-duration>PT16M58S</meta:editing-duration>
    <meta:editing-cycles>6</meta:editing-cycles>
    <meta:document-statistic meta:table-count="1" meta:cell-count="3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9cm" svg:height="9.006cm" xlink:href=".." xlink:type="simple" chart:class="chart:bar" chart:style-name="ch1">
        <chart:legend chart:legend-position="end" svg:x="14.467cm" svg:y="3.824cm" style:legend-expansion="high" chart:style-name="ch2"/>
        <chart:plot-area chart:style-name="ch3" table:cell-range-address="Tabelle1.A5:Tabelle1.D13" chart:data-source-has-labels="both" svg:x="1.278cm" svg:y="0.18cm" svg:width="12.87cm" svg:height="8.646cm">
          <chartooo:coordinate-region svg:x="2.085cm" svg:y="0.34cm" svg:width="12.063cm" svg:height="7.918cm"/>
          <chart:axis chart:dimension="x" chart:name="primary-x" chart:style-name="ch4" chartooo:axis-type="auto">
            <chartooo:date-scale/>
            <chart:categories table:cell-range-address="Tabelle1.A6:Tabelle1.A13"/>
          </chart:axis>
          <chart:axis chart:dimension="y" chart:name="primary-y" chart:style-name="ch5">
            <chart:title svg:x="0.451cm" svg:y="5.539cm" chart:style-name="ch6">
              <text:p>Wert Kriterien</text:p>
            </chart:title>
            <chart:grid chart:style-name="ch7" chart:class="major"/>
          </chart:axis>
          <chart:series chart:style-name="ch8" chart:values-cell-range-address="Tabelle1.B6:Tabelle1.B13" chart:label-cell-address="Tabelle1.B5:Tabelle1.B5" chart:class="chart:bar">
            <chart:data-point chart:repeated="8"/>
          </chart:series>
          <chart:series chart:style-name="ch9" chart:values-cell-range-address="Tabelle1.C6:Tabelle1.C13" chart:label-cell-address="Tabelle1.C5:Tabelle1.C5" chart:class="chart:bar">
            <chart:data-point chart:repeated="8"/>
          </chart:series>
          <chart:series chart:style-name="ch10" chart:values-cell-range-address="Tabelle1.D6:Tabelle1.D13" chart:label-cell-address="Tabelle1.D5:Tabelle1.D5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NV</text:p>
                <draw:g>
                  <svg:desc>Tabelle1.B5:Tabelle1.B5</svg:desc>
                </draw:g>
              </table:table-cell>
              <table:table-cell office:value-type="string">
                <text:p>BTA</text:p>
                <draw:g>
                  <svg:desc>Tabelle1.C5:Tabelle1.C5</svg:desc>
                </draw:g>
              </table:table-cell>
              <table:table-cell office:value-type="string">
                <text:p>VSM</text:p>
                <draw:g>
                  <svg:desc>Tabelle1.D5:Tabelle1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dial</text:p>
                <draw:g>
                  <svg:desc>Tabelle1.A6:Tabelle1.A13</svg:desc>
                </draw:g>
              </table:table-cell>
              <table:table-cell office:value-type="float" office:value="3.97074603085473">
                <text:p>3.97074603085473</text:p>
                <draw:g>
                  <svg:desc>Tabelle1.B6:Tabelle1.B13</svg:desc>
                </draw:g>
              </table:table-cell>
              <table:table-cell office:value-type="float" office:value="3.72499999999999">
                <text:p>3.72499999999999</text:p>
                <draw:g>
                  <svg:desc>Tabelle1.C6:Tabelle1.C13</svg:desc>
                </draw:g>
              </table:table-cell>
              <table:table-cell office:value-type="float" office:value="152.133768712591">
                <text:p>152.133768712591</text:p>
                <draw:g>
                  <svg:desc>Tabelle1.D6:Tabelle1.D13</svg:desc>
                </draw:g>
              </table:table-cell>
            </table:table-row>
            <table:table-row>
              <table:table-cell office:value-type="string">
                <text:p>spider</text:p>
              </table:table-cell>
              <table:table-cell office:value-type="float" office:value="2.45601224322421">
                <text:p>2.45601224322421</text:p>
              </table:table-cell>
              <table:table-cell office:value-type="float" office:value="5.99299999999998">
                <text:p>5.99299999999998</text:p>
              </table:table-cell>
              <table:table-cell office:value-type="float" office:value="92.4074543251054">
                <text:p>92.4074543251054</text:p>
              </table:table-cell>
            </table:table-row>
            <table:table-row>
              <table:table-cell office:value-type="string">
                <text:p>MST</text:p>
              </table:table-cell>
              <table:table-cell office:value-type="float" office:value="3.94806202432059">
                <text:p>3.94806202432059</text:p>
              </table:table-cell>
              <table:table-cell office:value-type="float" office:value="3.72499999999999">
                <text:p>3.72499999999999</text:p>
              </table:table-cell>
              <table:table-cell office:value-type="float" office:value="31.559511822636">
                <text:p>31.559511822636</text:p>
              </table:table-cell>
            </table:table-row>
            <table:table-row>
              <table:table-cell office:value-type="string">
                <text:p>3connect</text:p>
              </table:table-cell>
              <table:table-cell office:value-type="float" office:value="2.69735342414419">
                <text:p>2.69735342414419</text:p>
              </table:table-cell>
              <table:table-cell office:value-type="float" office:value="7.16275000000004">
                <text:p>7.16275000000004</text:p>
              </table:table-cell>
              <table:table-cell office:value-type="float" office:value="20.7127799043125">
                <text:p>20.7127799043125</text:p>
              </table:table-cell>
            </table:table-row>
            <table:table-row>
              <table:table-cell office:value-type="string">
                <text:p>4connect</text:p>
              </table:table-cell>
              <table:table-cell office:value-type="float" office:value="2.01883332426922">
                <text:p>2.01883332426922</text:p>
              </table:table-cell>
              <table:table-cell office:value-type="float" office:value="9.32150000000007">
                <text:p>9.32150000000007</text:p>
              </table:table-cell>
              <table:table-cell office:value-type="float" office:value="12.6186629357081">
                <text:p>12.6186629357081</text:p>
              </table:table-cell>
            </table:table-row>
            <table:table-row>
              <table:table-cell office:value-type="string">
                <text:p>5connect</text:p>
              </table:table-cell>
              <table:table-cell office:value-type="float" office:value="1.74729258186724">
                <text:p>1.74729258186724</text:p>
              </table:table-cell>
              <table:table-cell office:value-type="float" office:value="11.4680000000001">
                <text:p>11.4680000000001</text:p>
              </table:table-cell>
              <table:table-cell office:value-type="float" office:value="9.28269489255143">
                <text:p>9.28269489255143</text:p>
              </table:table-cell>
            </table:table-row>
            <table:table-row>
              <table:table-cell office:value-type="string">
                <text:p>tcRadial</text:p>
              </table:table-cell>
              <table:table-cell office:value-type="float" office:value="4.00855297987276">
                <text:p>4.00855297987276</text:p>
              </table:table-cell>
              <table:table-cell office:value-type="float" office:value="3.8">
                <text:p>3.8</text:p>
              </table:table-cell>
              <table:table-cell office:value-type="float" office:value="172.290511174509">
                <text:p>172.290511174509</text:p>
              </table:table-cell>
            </table:table-row>
            <table:table-row>
              <table:table-cell office:value-type="string">
                <text:p>tcSpider</text:p>
              </table:table-cell>
              <table:table-cell office:value-type="float" office:value="2.53337694815327">
                <text:p>2.53337694815327</text:p>
              </table:table-cell>
              <table:table-cell office:value-type="float" office:value="6.03749999999998">
                <text:p>6.03749999999998</text:p>
              </table:table-cell>
              <table:table-cell office:value-type="float" office:value="72.587723664289">
                <text:p>72.5877236642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7cm" svg:height="9.006cm" xlink:href=".." xlink:type="simple" chart:class="chart:bar" chart:style-name="ch1">
        <chart:plot-area chart:style-name="ch2" table:cell-range-address="Tabelle1.A6:Tabelle1.B13 Tabelle1.B5:Tabelle1.B5" chart:data-source-has-labels="both" svg:x="1.279cm" svg:y="0.18cm" svg:width="14.418cm" svg:height="8.646cm">
          <chartooo:coordinate-region svg:x="2.006cm" svg:y="0.34cm" svg:width="13.691cm" svg:height="7.918cm"/>
          <chart:axis chart:dimension="x" chart:name="primary-x" chart:style-name="ch3" chartooo:axis-type="auto">
            <chartooo:date-scale/>
            <chart:categories table:cell-range-address="Tabelle1.A6:Tabelle1.A13"/>
          </chart:axis>
          <chart:axis chart:dimension="y" chart:name="primary-y" chart:style-name="ch4">
            <chart:title svg:x="0.451cm" svg:y="5.261cm" chart:style-name="ch5">
              <text:p>Wert SNV</text:p>
            </chart:title>
            <chart:grid chart:style-name="ch6" chart:class="major"/>
          </chart:axis>
          <chart:series chart:style-name="ch7" chart:values-cell-range-address="Tabelle1.B6:Tabelle1.B13" chart:label-cell-address="Tabelle1.B5:Tabelle1.B5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NV</text:p>
                <draw:g>
                  <svg:desc>Tabelle1.B5:Tabelle1.B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dial</text:p>
                <draw:g>
                  <svg:desc>Tabelle1.A6:Tabelle1.A13</svg:desc>
                </draw:g>
              </table:table-cell>
              <table:table-cell office:value-type="float" office:value="3.97074603085473">
                <text:p>3.97074603085473</text:p>
                <draw:g>
                  <svg:desc>Tabelle1.B6:Tabelle1.B13</svg:desc>
                </draw:g>
              </table:table-cell>
            </table:table-row>
            <table:table-row>
              <table:table-cell office:value-type="string">
                <text:p>spider</text:p>
              </table:table-cell>
              <table:table-cell office:value-type="float" office:value="2.45601224322421">
                <text:p>2.45601224322421</text:p>
              </table:table-cell>
            </table:table-row>
            <table:table-row>
              <table:table-cell office:value-type="string">
                <text:p>MST</text:p>
              </table:table-cell>
              <table:table-cell office:value-type="float" office:value="3.94806202432059">
                <text:p>3.94806202432059</text:p>
              </table:table-cell>
            </table:table-row>
            <table:table-row>
              <table:table-cell office:value-type="string">
                <text:p>3connect</text:p>
              </table:table-cell>
              <table:table-cell office:value-type="float" office:value="2.69735342414419">
                <text:p>2.69735342414419</text:p>
              </table:table-cell>
            </table:table-row>
            <table:table-row>
              <table:table-cell office:value-type="string">
                <text:p>4connect</text:p>
              </table:table-cell>
              <table:table-cell office:value-type="float" office:value="2.01883332426922">
                <text:p>2.01883332426922</text:p>
              </table:table-cell>
            </table:table-row>
            <table:table-row>
              <table:table-cell office:value-type="string">
                <text:p>5connect</text:p>
              </table:table-cell>
              <table:table-cell office:value-type="float" office:value="1.74729258186724">
                <text:p>1.74729258186724</text:p>
              </table:table-cell>
            </table:table-row>
            <table:table-row>
              <table:table-cell office:value-type="string">
                <text:p>tcRadial</text:p>
              </table:table-cell>
              <table:table-cell office:value-type="float" office:value="4.00855297987276">
                <text:p>4.00855297987276</text:p>
              </table:table-cell>
            </table:table-row>
            <table:table-row>
              <table:table-cell office:value-type="string">
                <text:p>tcSpider</text:p>
              </table:table-cell>
              <table:table-cell office:value-type="float" office:value="2.53337694815327">
                <text:p>2.533376948153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7cm" svg:height="9.006cm" xlink:href=".." xlink:type="simple" chart:class="chart:bar" chart:style-name="ch1">
        <chart:plot-area chart:style-name="ch2" table:cell-range-address="Tabelle1.A6:Tabelle1.A13 Tabelle1.C5:Tabelle1.C13" chart:data-source-has-labels="both" svg:x="1.279cm" svg:y="0.18cm" svg:width="14.418cm" svg:height="8.646cm">
          <chartooo:coordinate-region svg:x="1.9cm" svg:y="0.341cm" svg:width="13.797cm" svg:height="7.917cm"/>
          <chart:axis chart:dimension="x" chart:name="primary-x" chart:style-name="ch3" chartooo:axis-type="auto">
            <chartooo:date-scale/>
            <chart:categories table:cell-range-address="Tabelle1.A6:Tabelle1.A13"/>
          </chart:axis>
          <chart:axis chart:dimension="y" chart:name="primary-y" chart:style-name="ch4">
            <chart:title svg:x="0.451cm" svg:y="5.235cm" chart:style-name="ch5">
              <text:p>Wert BTA</text:p>
            </chart:title>
            <chart:grid chart:style-name="ch6" chart:class="major"/>
          </chart:axis>
          <chart:series chart:style-name="ch7" chart:values-cell-range-address="Tabelle1.C6:Tabelle1.C13" chart:label-cell-address="Tabelle1.C5:Tabelle1.C5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TA</text:p>
                <draw:g>
                  <svg:desc>Tabelle1.C5:Tabelle1.C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dial</text:p>
                <draw:g>
                  <svg:desc>Tabelle1.A6:Tabelle1.A13</svg:desc>
                </draw:g>
              </table:table-cell>
              <table:table-cell office:value-type="float" office:value="3.72499999999999">
                <text:p>3.72499999999999</text:p>
                <draw:g>
                  <svg:desc>Tabelle1.C6:Tabelle1.C13</svg:desc>
                </draw:g>
              </table:table-cell>
            </table:table-row>
            <table:table-row>
              <table:table-cell office:value-type="string">
                <text:p>spider</text:p>
              </table:table-cell>
              <table:table-cell office:value-type="float" office:value="5.99299999999998">
                <text:p>5.99299999999998</text:p>
              </table:table-cell>
            </table:table-row>
            <table:table-row>
              <table:table-cell office:value-type="string">
                <text:p>MST</text:p>
              </table:table-cell>
              <table:table-cell office:value-type="float" office:value="3.72499999999999">
                <text:p>3.72499999999999</text:p>
              </table:table-cell>
            </table:table-row>
            <table:table-row>
              <table:table-cell office:value-type="string">
                <text:p>3connect</text:p>
              </table:table-cell>
              <table:table-cell office:value-type="float" office:value="7.16275000000004">
                <text:p>7.16275000000004</text:p>
              </table:table-cell>
            </table:table-row>
            <table:table-row>
              <table:table-cell office:value-type="string">
                <text:p>4connect</text:p>
              </table:table-cell>
              <table:table-cell office:value-type="float" office:value="9.32150000000007">
                <text:p>9.32150000000007</text:p>
              </table:table-cell>
            </table:table-row>
            <table:table-row>
              <table:table-cell office:value-type="string">
                <text:p>5connect</text:p>
              </table:table-cell>
              <table:table-cell office:value-type="float" office:value="11.4680000000001">
                <text:p>11.4680000000001</text:p>
              </table:table-cell>
            </table:table-row>
            <table:table-row>
              <table:table-cell office:value-type="string">
                <text:p>tcRadial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tcSpider</text:p>
              </table:table-cell>
              <table:table-cell office:value-type="float" office:value="6.03749999999998">
                <text:p>6.037499999999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cm" svg:height="9.005cm" xlink:href=".." xlink:type="simple" chart:class="chart:bar" chart:style-name="ch1">
        <chart:plot-area chart:style-name="ch2" table:cell-range-address="Tabelle1.A6:Tabelle1.A13 Tabelle1.D5:Tabelle1.D13" chart:data-source-has-labels="both" svg:x="1.278cm" svg:y="0.18cm" svg:width="14.393cm" svg:height="8.645cm">
          <chartooo:coordinate-region svg:x="2.085cm" svg:y="0.34cm" svg:width="13.586cm" svg:height="7.917cm"/>
          <chart:axis chart:dimension="x" chart:name="primary-x" chart:style-name="ch3" chartooo:axis-type="auto">
            <chartooo:date-scale/>
            <chart:categories table:cell-range-address="Tabelle1.A6:Tabelle1.A13"/>
          </chart:axis>
          <chart:axis chart:dimension="y" chart:name="primary-y" chart:style-name="ch4">
            <chart:title svg:x="0.451cm" svg:y="5.274cm" chart:style-name="ch5">
              <text:p>Wert VSM</text:p>
            </chart:title>
            <chart:grid chart:style-name="ch6" chart:class="major"/>
          </chart:axis>
          <chart:series chart:style-name="ch7" chart:values-cell-range-address="Tabelle1.D6:Tabelle1.D13" chart:label-cell-address="Tabelle1.D5:Tabelle1.D5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SM</text:p>
                <draw:g>
                  <svg:desc>Tabelle1.D5:Tabelle1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dial</text:p>
                <draw:g>
                  <svg:desc>Tabelle1.A6:Tabelle1.A13</svg:desc>
                </draw:g>
              </table:table-cell>
              <table:table-cell office:value-type="float" office:value="152.133768712591">
                <text:p>152.133768712591</text:p>
                <draw:g>
                  <svg:desc>Tabelle1.D6:Tabelle1.D13</svg:desc>
                </draw:g>
              </table:table-cell>
            </table:table-row>
            <table:table-row>
              <table:table-cell office:value-type="string">
                <text:p>spider</text:p>
              </table:table-cell>
              <table:table-cell office:value-type="float" office:value="92.4074543251054">
                <text:p>92.4074543251054</text:p>
              </table:table-cell>
            </table:table-row>
            <table:table-row>
              <table:table-cell office:value-type="string">
                <text:p>MST</text:p>
              </table:table-cell>
              <table:table-cell office:value-type="float" office:value="31.559511822636">
                <text:p>31.559511822636</text:p>
              </table:table-cell>
            </table:table-row>
            <table:table-row>
              <table:table-cell office:value-type="string">
                <text:p>3connect</text:p>
              </table:table-cell>
              <table:table-cell office:value-type="float" office:value="20.7127799043125">
                <text:p>20.7127799043125</text:p>
              </table:table-cell>
            </table:table-row>
            <table:table-row>
              <table:table-cell office:value-type="string">
                <text:p>4connect</text:p>
              </table:table-cell>
              <table:table-cell office:value-type="float" office:value="12.6186629357081">
                <text:p>12.6186629357081</text:p>
              </table:table-cell>
            </table:table-row>
            <table:table-row>
              <table:table-cell office:value-type="string">
                <text:p>5connect</text:p>
              </table:table-cell>
              <table:table-cell office:value-type="float" office:value="9.28269489255143">
                <text:p>9.28269489255143</text:p>
              </table:table-cell>
            </table:table-row>
            <table:table-row>
              <table:table-cell office:value-type="string">
                <text:p>tcRadial</text:p>
              </table:table-cell>
              <table:table-cell office:value-type="float" office:value="172.290511174509">
                <text:p>172.290511174509</text:p>
              </table:table-cell>
            </table:table-row>
            <table:table-row>
              <table:table-cell office:value-type="string">
                <text:p>tcSpider</text:p>
              </table:table-cell>
              <table:table-cell office:value-type="float" office:value="72.587723664289">
                <text:p>72.58772366428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